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eedc" officeooo:paragraph-rsid="000aeedc"/>
    </style:style>
    <style:style style:name="T1" style:family="text">
      <style:text-properties officeooo:rsid="000c5af3"/>
    </style:style>
    <style:style style:name="T2" style:family="text">
      <style:text-properties officeooo:rsid="000dda33"/>
    </style:style>
    <style:style style:name="T3" style:family="text">
      <style:text-properties officeooo:rsid="000e6a5e"/>
    </style:style>
    <style:style style:name="T4" style:family="text">
      <style:text-properties officeooo:rsid="0010317a"/>
    </style:style>
    <style:style style:name="T5" style:family="text">
      <style:text-properties officeooo:rsid="0013cfa5"/>
    </style:style>
    <style:style style:name="T6" style:family="text">
      <style:text-properties officeooo:rsid="0015c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<text:span text:style-name="T4">w</text:span> to implement selection <text:span text:style-name="T5">]of</text:span> multiple movies that they like as well as movies they don’t like.</text:p>
      <text:p text:style-name="P1"/>
      <text:p text:style-name="P1">How does it weigh <text:span text:style-name="T1">movies that are really close to a movie they like but are not like the other movies added. </text:span><text:span text:style-name="T3">S</text:span><text:span text:style-name="T2">hould there be a genre separation? </text:span><text:span text:style-name="T6">Or momentum for really liked close movies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9T16:12:52.727000000</dc:date>
    <meta:editing-duration>PT6M20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" meta:word-count="52" meta:character-count="283" meta:non-whitespace-character-count="233"/>
  </office:meta>
</office:document-meta>
</file>